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e0c" officeooo:paragraph-rsid="0008e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ile contains commands for ubuntu allows you to do some stuff</text:p>
      <text:p text:style-name="P1">1- delete file named “sample.bff”</text:p>
      <text:p text:style-name="P1">go to the directory and type </text:p>
      <text:p text:style-name="P1">“rm sample.bff”</text:p>
      <text:p text:style-name="P1">if you wand to delete a folder contains multiple files called “archive”</text:p>
      <text:p text:style-name="P1">“rm -R archive”</text:p>
      <text:p text:style-name="P1">To delete an empty directory called “archive”</text:p>
      <text:p text:style-name="P1">“rmdir archive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0:21:11.206170878</meta:creation-date>
    <dc:date>2017-07-12T10:25:24.107041757</dc:date>
    <meta:editing-duration>PT4M13S</meta:editing-duration>
    <meta:editing-cycles>1</meta:editing-cycles>
    <meta:document-statistic meta:table-count="0" meta:image-count="0" meta:object-count="0" meta:page-count="1" meta:paragraph-count="8" meta:word-count="49" meta:character-count="289" meta:non-whitespace-character-count="247"/>
    <meta:generator>LibreOffice/5.3.1.2$Linux_X86_64 LibreOffice_project/30m0$Build-2</meta:generator>
  </office:meta>
</office:document-meta>
</file>